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10" style:family="table-cell" style:parent-style-name="Default">
      <style:table-cell-properties fo:background-color="#666666"/>
      <style:text-properties fo:color="#dddddd"/>
    </style:style>
    <style:style style:name="ce11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6666"/>
      <style:text-properties fo:color="#808080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2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1010])" office:value-type="time" office:time-value="PT15H39M00S" calcext:value-type="time">
            <text:p>15:39</text:p>
          </table:table-cell>
          <table:table-cell table:style-name="ce14" table:formula="of:=SUM([.J2:.J1010])" office:value-type="time" office:time-value="PT31H16M00S" calcext:value-type="time">
            <text:p>31:16</text:p>
          </table:table-cell>
          <table:table-cell table:style-name="ce15" table:formula="of:=SUM([.K2:.K1010])" office:value-type="time" office:time-value="PT59H00M00S" calcext:value-type="time">
            <text:p>59: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4" table:formula="of:=SUM([.F4:.F15])" office:value-type="time" office:time-value="PT03H03M00S" calcext:value-type="time">
            <text:p>03:03</text:p>
          </table:table-cell>
          <table:table-cell table:style-name="ce15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11"/>
          <table:table-cell table:style-name="ce12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11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11"/>
          <table:table-cell table:style-name="ce12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11" table:number-columns-repeated="2"/>
          <table:table-cell table:style-name="ce13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11"/>
          <table:table-cell table:style-name="ce12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11" table:number-columns-repeated="2"/>
          <table:table-cell table:style-name="ce13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11" table:number-columns-repeated="2"/>
          <table:table-cell table:style-name="ce13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11"/>
          <table:table-cell table:style-name="ce12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11" table:number-columns-repeated="2"/>
          <table:table-cell table:style-name="ce13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11"/>
          <table:table-cell table:style-name="ce12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1])" office:value-type="time" office:time-value="PT06H23M00S" calcext:value-type="time">
            <text:p>06:23</text:p>
          </table:table-cell>
          <table:table-cell table:style-name="ce14" table:formula="of:=SUM([.F17:.F41])" office:value-type="time" office:time-value="PT06H23M00S" calcext:value-type="time">
            <text:p>06:23</text:p>
          </table:table-cell>
          <table:table-cell table:style-name="ce15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11" table:number-columns-repeated="2"/>
          <table:table-cell table:style-name="ce13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11"/>
          <table:table-cell table:style-name="ce12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11"/>
          <table:table-cell table:style-name="ce12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11"/>
          <table:table-cell table:style-name="ce12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11" table:number-columns-repeated="2"/>
          <table:table-cell table:style-name="ce13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11"/>
          <table:table-cell table:style-name="ce12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11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11" table:number-columns-repeated="2"/>
          <table:table-cell table:style-name="ce13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11"/>
          <table:table-cell table:style-name="ce12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11" table:number-columns-repeated="2"/>
          <table:table-cell table:style-name="ce13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11"/>
          <table:table-cell table:style-name="ce12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11" table:number-columns-repeated="2"/>
          <table:table-cell table:style-name="ce13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11"/>
          <table:table-cell table:style-name="ce12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6]" office:value-type="date" office:date-value="2016-07-05" calcext:value-type="date">
            <text:p>2016-07-05</text:p>
          </table:table-cell>
          <table:table-cell table:style-name="ce6" table:formula="of:=[.D36]" office:value-type="time" office:time-value="PT18H30M00S" calcext:value-type="time">
            <text:p>18:30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11"/>
          <table:table-cell table:style-name="ce12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7]" office:value-type="date" office:date-value="2016-07-05" calcext:value-type="date">
            <text:p>2016-07-05</text:p>
          </table:table-cell>
          <table:table-cell table:style-name="ce6" table:formula="of:=[.D37]" office:value-type="time" office:time-value="PT20H18M00S" calcext:value-type="time">
            <text:p>20:18</text:p>
          </table:table-cell>
          <table:table-cell table:style-name="ce6" office:value-type="time" office:time-value="PT20H25M00S" calcext:value-type="time">
            <text:p>20:25</text:p>
          </table:table-cell>
          <table:table-cell table:style-name="ce11"/>
          <table:table-cell table:style-name="ce12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8]" office:value-type="time" office:time-value="PT20H25M00S" calcext:value-type="time">
            <text:p>20:25</text:p>
          </table:table-cell>
          <table:table-cell table:style-name="ce6" office:value-type="time" office:time-value="PT20H42M00S" calcext:value-type="time">
            <text:p>20:42</text:p>
          </table:table-cell>
          <table:table-cell table:style-name="ce11" table:number-columns-repeated="2"/>
          <table:table-cell table:style-name="ce13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9]" office:value-type="time" office:time-value="PT20H42M00S" calcext:value-type="time">
            <text:p>20:42</text:p>
          </table:table-cell>
          <table:table-cell table:style-name="ce6" office:value-type="time" office:time-value="PT22H35M00S" calcext:value-type="time">
            <text:p>22:35</text:p>
          </table:table-cell>
          <table:table-cell table:style-name="ce7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55])" office:value-type="time" office:time-value="PT01H53M00S" calcext:value-type="time">
            <text:p>01:53</text:p>
          </table:table-cell>
          <table:table-cell table:style-name="ce14" table:formula="of:=SUM([.F43:.F55])" office:value-type="time" office:time-value="PT03H38M00S" calcext:value-type="time">
            <text:p>03:38</text:p>
          </table:table-cell>
          <table:table-cell table:style-name="ce15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date" office:date-value="2016-07-06" calcext:value-type="date">
            <text:p>2016-07-06</text:p>
          </table:table-cell>
          <table:table-cell table:style-name="ce6" office:value-type="time" office:time-value="PT07H38M00S" calcext:value-type="time">
            <text:p>07:38</text:p>
          </table:table-cell>
          <table:table-cell table:style-name="ce6" office:value-type="time" office:time-value="PT07H58M00S" calcext:value-type="time">
            <text:p>07:58</text:p>
          </table:table-cell>
          <table:table-cell table:style-name="ce11"/>
          <table:table-cell table:style-name="ce12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" office:value-type="date" office:date-value="2016-07-06" calcext:value-type="date">
            <text:p>2016-07-06</text:p>
          </table:table-cell>
          <table:table-cell table:style-name="ce6" table:formula="of:=[.D43]" office:value-type="time" office:time-value="PT07H58M00S" calcext:value-type="time">
            <text:p>07:58</text:p>
          </table:table-cell>
          <table:table-cell table:style-name="ce6" office:value-type="time" office:time-value="PT08H53M00S" calcext:value-type="time">
            <text:p>08:53</text:p>
          </table:table-cell>
          <table:table-cell table:style-name="ce7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11" table:number-columns-repeated="2"/>
          <table:table-cell table:style-name="ce4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4]" office:value-type="date" office:date-value="2016-07-06" calcext:value-type="date">
            <text:p>2016-07-06</text:p>
          </table:table-cell>
          <table:table-cell table:style-name="ce6" table:formula="of:=[.D44]" office:value-type="time" office:time-value="PT08H53M00S" calcext:value-type="time">
            <text:p>08:53</text:p>
          </table:table-cell>
          <table:table-cell table:style-name="ce6" office:value-type="time" office:time-value="PT09H25M00S" calcext:value-type="time">
            <text:p>09:25</text:p>
          </table:table-cell>
          <table:table-cell table:style-name="ce11" table:number-columns-repeated="2"/>
          <table:table-cell table:style-name="ce13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4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5]" office:value-type="date" office:date-value="2016-07-06" calcext:value-type="date">
            <text:p>2016-07-06</text:p>
          </table:table-cell>
          <table:table-cell table:style-name="ce6" table:formula="of:=[.D45]" office:value-type="time" office:time-value="PT09H25M00S" calcext:value-type="time">
            <text:p>09:25</text:p>
          </table:table-cell>
          <table:table-cell table:style-name="ce6" office:value-type="time" office:time-value="PT09H28M00S" calcext:value-type="time">
            <text:p>09:28</text:p>
          </table:table-cell>
          <table:table-cell table:style-name="ce11"/>
          <table:table-cell table:style-name="ce12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6]" office:value-type="date" office:date-value="2016-07-06" calcext:value-type="date">
            <text:p>2016-07-06</text:p>
          </table:table-cell>
          <table:table-cell table:style-name="ce6" table:formula="of:=[.D46]" office:value-type="time" office:time-value="PT09H28M00S" calcext:value-type="time">
            <text:p>09:28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11" table:number-columns-repeated="2"/>
          <table:table-cell table:style-name="ce13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7]" office:value-type="date" office:date-value="2016-07-06" calcext:value-type="date">
            <text:p>2016-07-06</text:p>
          </table:table-cell>
          <table:table-cell table:style-name="ce6" table:formula="of:=[.D47]" office:value-type="time" office:time-value="PT17H31M00S" calcext:value-type="time">
            <text:p>17:31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11"/>
          <table:table-cell table:style-name="ce12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8]" office:value-type="date" office:date-value="2016-07-06" calcext:value-type="date">
            <text:p>2016-07-06</text:p>
          </table:table-cell>
          <table:table-cell table:style-name="ce6" table:formula="of:=[.D48]" office:value-type="time" office:time-value="PT19H00M00S" calcext:value-type="time">
            <text:p>1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11" table:number-columns-repeated="2"/>
          <table:table-cell table:style-name="ce13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9]" office:value-type="date" office:date-value="2016-07-06" calcext:value-type="date">
            <text:p>2016-07-06</text:p>
          </table:table-cell>
          <table:table-cell table:style-name="ce6" table:formula="of:=[.D49]" office:value-type="time" office:time-value="PT19H45M00S" calcext:value-type="time">
            <text:p>19:45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11"/>
          <table:table-cell table:style-name="ce12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0]" office:value-type="date" office:date-value="2016-07-06" calcext:value-type="date">
            <text:p>2016-07-06</text:p>
          </table:table-cell>
          <table:table-cell table:style-name="ce6" table:formula="of:=[.D50]" office:value-type="time" office:time-value="PT19H53M00S" calcext:value-type="time">
            <text:p>19:53</text:p>
          </table:table-cell>
          <table:table-cell table:style-name="ce6" office:value-type="time" office:time-value="PT20H12M00S" calcext:value-type="time">
            <text:p>20:12</text:p>
          </table:table-cell>
          <table:table-cell table:style-name="ce11" table:number-columns-repeated="2"/>
          <table:table-cell table:style-name="ce13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1]" office:value-type="date" office:date-value="2016-07-06" calcext:value-type="date">
            <text:p>2016-07-06</text:p>
          </table:table-cell>
          <table:table-cell table:style-name="ce6" table:formula="of:=[.D51]" office:value-type="time" office:time-value="PT20H12M00S" calcext:value-type="time">
            <text:p>20:12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2]" office:value-type="date" office:date-value="2016-07-06" calcext:value-type="date">
            <text:p>2016-07-06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6" office:value-type="time" office:time-value="PT22H06M00S" calcext:value-type="time">
            <text:p>22:06</text:p>
          </table:table-cell>
          <table:table-cell table:style-name="ce11"/>
          <table:table-cell table:style-name="ce12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3]" office:value-type="date" office:date-value="2016-07-06" calcext:value-type="date">
            <text:p>2016-07-06</text:p>
          </table:table-cell>
          <table:table-cell table:style-name="ce6" table:formula="of:=[.D53]" office:value-type="time" office:time-value="PT22H06M00S" calcext:value-type="time">
            <text:p>22:06</text:p>
          </table:table-cell>
          <table:table-cell table:style-name="ce6" office:value-type="time" office:time-value="PT22H48M00S" calcext:value-type="time">
            <text:p>22:48</text:p>
          </table:table-cell>
          <table:table-cell table:style-name="ce11"/>
          <table:table-cell table:style-name="ce12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11"/>
          <table:table-cell table:style-name="ce4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7:.E64])" office:value-type="time" office:time-value="PT00H00M00S" calcext:value-type="time">
            <text:p>00:00</text:p>
          </table:table-cell>
          <table:table-cell table:style-name="ce14" table:formula="of:=SUM([.F57:.F64])" office:value-type="time" office:time-value="PT05H26M00S" calcext:value-type="time">
            <text:p>05:26</text:p>
          </table:table-cell>
          <table:table-cell table:style-name="ce15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4]+1" office:value-type="date" office:date-value="2016-07-07" calcext:value-type="date">
            <text:p>2016-07-07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10H31M00S" calcext:value-type="time">
            <text:p>10:31</text:p>
          </table:table-cell>
          <table:table-cell table:style-name="ce11"/>
          <table:table-cell table:style-name="ce12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11"/>
          <table:table-cell table:style-name="ce4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7]" office:value-type="date" office:date-value="2016-07-07" calcext:value-type="date">
            <text:p>2016-07-07</text:p>
          </table:table-cell>
          <table:table-cell table:style-name="ce6" table:formula="of:=[.D57]" office:value-type="time" office:time-value="PT10H31M00S" calcext:value-type="time">
            <text:p>10:31</text:p>
          </table:table-cell>
          <table:table-cell table:style-name="ce6" office:value-type="time" office:time-value="PT11H06M00S" calcext:value-type="time">
            <text:p>11:06</text:p>
          </table:table-cell>
          <table:table-cell table:style-name="ce11" table:number-columns-repeated="2"/>
          <table:table-cell table:style-name="ce13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8]" office:value-type="date" office:date-value="2016-07-07" calcext:value-type="date">
            <text:p>2016-07-07</text:p>
          </table:table-cell>
          <table:table-cell table:style-name="ce6" table:formula="of:=[.D58]" office:value-type="time" office:time-value="PT11H06M00S" calcext:value-type="time">
            <text:p>11:06</text:p>
          </table:table-cell>
          <table:table-cell table:style-name="ce6" office:value-type="time" office:time-value="PT12H02M00S" calcext:value-type="time">
            <text:p>12:02</text:p>
          </table:table-cell>
          <table:table-cell table:style-name="ce11"/>
          <table:table-cell table:style-name="ce12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9]" office:value-type="date" office:date-value="2016-07-07" calcext:value-type="date">
            <text:p>2016-07-07</text:p>
          </table:table-cell>
          <table:table-cell table:style-name="ce6" table:formula="of:=[.D59]" office:value-type="time" office:time-value="PT12H02M00S" calcext:value-type="time">
            <text:p>12:02</text:p>
          </table:table-cell>
          <table:table-cell table:style-name="ce6" office:value-type="time" office:time-value="PT19H24M00S" calcext:value-type="time">
            <text:p>19:24</text:p>
          </table:table-cell>
          <table:table-cell table:style-name="ce11" table:number-columns-repeated="2"/>
          <table:table-cell table:style-name="ce13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0]" office:value-type="date" office:date-value="2016-07-07" calcext:value-type="date">
            <text:p>2016-07-07</text:p>
          </table:table-cell>
          <table:table-cell table:style-name="ce6" table:formula="of:=[.D60]" office:value-type="time" office:time-value="PT19H24M00S" calcext:value-type="time">
            <text:p>19:24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1]" office:value-type="time" office:time-value="PT20H00M00S" calcext:value-type="time">
            <text:p>20:00</text:p>
          </table:table-cell>
          <table:table-cell table:style-name="ce6" office:value-type="time" office:time-value="PT20H06M00S" calcext:value-type="time">
            <text:p>20:06</text:p>
          </table:table-cell>
          <table:table-cell table:style-name="ce11"/>
          <table:table-cell table:style-name="ce12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2]" office:value-type="time" office:time-value="PT20H06M00S" calcext:value-type="time">
            <text:p>20:06</text:p>
          </table:table-cell>
          <table:table-cell table:style-name="ce6" office:value-type="time" office:time-value="PT21H59M00S" calcext:value-type="time">
            <text:p>21:59</text:p>
          </table:table-cell>
          <table:table-cell table:style-name="ce11"/>
          <table:table-cell table:style-name="ce12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79])" office:value-type="time" office:time-value="PT02H12M00S" calcext:value-type="time">
            <text:p>02:12</text:p>
          </table:table-cell>
          <table:table-cell table:style-name="ce14" table:formula="of:=SUM([.F66:.F79])" office:value-type="time" office:time-value="PT04H00M00S" calcext:value-type="time">
            <text:p>04:00</text:p>
          </table:table-cell>
          <table:table-cell table:style-name="ce15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3]+1" office:value-type="date" office:date-value="2016-07-08" calcext:value-type="date">
            <text:p>2016-07-08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/>
          <table:table-cell table:style-name="ce12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6]" office:value-type="date" office:date-value="2016-07-08" calcext:value-type="date">
            <text:p>2016-07-08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11" table:number-columns-repeated="2"/>
          <table:table-cell table:style-name="ce13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7]" office:value-type="date" office:date-value="2016-07-08" calcext:value-type="date">
            <text:p>2016-07-08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6" office:value-type="time" office:time-value="PT14H02M00S" calcext:value-type="time">
            <text:p>14:02</text:p>
          </table:table-cell>
          <table:table-cell table:style-name="ce11"/>
          <table:table-cell table:style-name="ce12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8]" office:value-type="date" office:date-value="2016-07-08" calcext:value-type="date">
            <text:p>2016-07-08</text:p>
          </table:table-cell>
          <table:table-cell table:style-name="ce6" table:formula="of:=[.D68]" office:value-type="time" office:time-value="PT14H02M00S" calcext:value-type="time">
            <text:p>14:02</text:p>
          </table:table-cell>
          <table:table-cell table:style-name="ce6" office:value-type="time" office:time-value="PT14H30M00S" calcext:value-type="time">
            <text:p>14:30</text:p>
          </table:table-cell>
          <table:table-cell table:style-name="ce11" table:number-columns-repeated="2"/>
          <table:table-cell table:style-name="ce13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7-08" calcext:value-type="date">
            <text:p>2016-07-08</text:p>
          </table:table-cell>
          <table:table-cell table:style-name="ce6" table:formula="of:=[.D69]" office:value-type="time" office:time-value="PT14H30M00S" calcext:value-type="time">
            <text:p>14:30</text:p>
          </table:table-cell>
          <table:table-cell table:style-name="ce6" office:value-type="time" office:time-value="PT14H55M00S" calcext:value-type="time">
            <text:p>14:55</text:p>
          </table:table-cell>
          <table:table-cell table:style-name="ce11"/>
          <table:table-cell table:style-name="ce12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0]" office:value-type="time" office:time-value="PT14H55M00S" calcext:value-type="time">
            <text:p>14:55</text:p>
          </table:table-cell>
          <table:table-cell table:style-name="ce6" office:value-type="time" office:time-value="PT15H03M00S" calcext:value-type="time">
            <text:p>15:03</text:p>
          </table:table-cell>
          <table:table-cell table:style-name="ce11" table:number-columns-repeated="2"/>
          <table:table-cell table:style-name="ce13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1]" office:value-type="time" office:time-value="PT15H03M00S" calcext:value-type="time">
            <text:p>15:03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11"/>
          <table:table-cell table:style-name="ce12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1]" office:value-type="date" office:date-value="2016-07-08" calcext:value-type="date">
            <text:p>2016-07-08</text:p>
          </table:table-cell>
          <table:table-cell table:style-name="ce6" table:formula="of:=[.D72]" office:value-type="time" office:time-value="PT15H16M00S" calcext:value-type="time">
            <text:p>15:1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11" table:number-columns-repeated="2"/>
          <table:table-cell table:style-name="ce4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3]" office:value-type="time" office:time-value="PT16H16M00S" calcext:value-type="time">
            <text:p>16:16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11" table:number-columns-repeated="2"/>
          <table:table-cell table:style-name="ce13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4]" office:value-type="time" office:time-value="PT16H30M00S" calcext:value-type="time">
            <text:p>16:30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11"/>
          <table:table-cell table:style-name="ce12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4]" office:value-type="date" office:date-value="2016-07-08" calcext:value-type="date">
            <text:p>2016-07-08</text:p>
          </table:table-cell>
          <table:table-cell table:style-name="ce6" table:formula="of:=[.D75]" office:value-type="time" office:time-value="PT16H44M00S" calcext:value-type="time">
            <text:p>16:44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7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11" table:number-columns-repeated="2"/>
          <table:table-cell table:style-name="ce4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5]" office:value-type="date" office:date-value="2016-07-08" calcext:value-type="date">
            <text:p>2016-07-08</text:p>
          </table:table-cell>
          <table:table-cell table:style-name="ce6" table:formula="of:=[.D76]" office:value-type="time" office:time-value="PT17H30M00S" calcext:value-type="time">
            <text:p>17:3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11"/>
          <table:table-cell table:style-name="ce12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6]" office:value-type="date" office:date-value="2016-07-08" calcext:value-type="date">
            <text:p>2016-07-08</text:p>
          </table:table-cell>
          <table:table-cell table:style-name="ce6" table:formula="of:=[.D77]" office:value-type="time" office:time-value="PT18H21M00S" calcext:value-type="time">
            <text:p>18:21</text:p>
          </table:table-cell>
          <table:table-cell table:style-name="ce6" office:value-type="time" office:time-value="PT18H47M00S" calcext:value-type="time">
            <text:p>18:47</text:p>
          </table:table-cell>
          <table:table-cell table:style-name="ce7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96])" office:value-type="time" office:time-value="PT01H15M00S" calcext:value-type="time">
            <text:p>01:15</text:p>
          </table:table-cell>
          <table:table-cell table:style-name="ce14" table:formula="of:=SUM([.F81:.F96])" office:value-type="time" office:time-value="PT01H23M00S" calcext:value-type="time">
            <text:p>01:23</text:p>
          </table:table-cell>
          <table:table-cell table:style-name="ce15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8]+1" office:value-type="date" office:date-value="2016-07-09" calcext:value-type="date">
            <text:p>2016-07-09</text:p>
          </table:table-cell>
          <table:table-cell table:style-name="ce6" office:value-type="time" office:time-value="PT08H50M00S" calcext:value-type="time">
            <text:p>08:50</text:p>
          </table:table-cell>
          <table:table-cell table:style-name="ce6" office:value-type="time" office:time-value="PT09H30M00S" calcext:value-type="time">
            <text:p>09:30</text:p>
          </table:table-cell>
          <table:table-cell table:style-name="ce11"/>
          <table:table-cell table:style-name="ce12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7-09" calcext:value-type="date">
            <text:p>2016-07-09</text:p>
          </table:table-cell>
          <table:table-cell table:style-name="ce6" table:formula="of:=[.D81]" office:value-type="time" office:time-value="PT09H30M00S" calcext:value-type="time">
            <text:p>09:30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7-09" calcext:value-type="date">
            <text:p>2016-07-09</text:p>
          </table:table-cell>
          <table:table-cell table:style-name="ce6" table:formula="of:=[.D82]" office:value-type="time" office:time-value="PT10H45M00S" calcext:value-type="time">
            <text:p>10:45</text:p>
          </table:table-cell>
          <table:table-cell table:style-name="ce6" office:value-type="time" office:time-value="PT11H00M00S" calcext:value-type="time">
            <text:p>11:00</text:p>
          </table:table-cell>
          <table:table-cell table:style-name="ce11"/>
          <table:table-cell table:style-name="ce12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7-09" calcext:value-type="date">
            <text:p>2016-07-09</text:p>
          </table:table-cell>
          <table:table-cell table:style-name="ce6" table:formula="of:=[.D83]" office:value-type="time" office:time-value="PT11H00M00S" calcext:value-type="time">
            <text:p>11:00</text:p>
          </table:table-cell>
          <table:table-cell table:style-name="ce6" office:value-type="time" office:time-value="PT11H19M00S" calcext:value-type="time">
            <text:p>11:19</text:p>
          </table:table-cell>
          <table:table-cell table:style-name="ce11" table:number-columns-repeated="2"/>
          <table:table-cell table:style-name="ce13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4]" office:value-type="date" office:date-value="2016-07-09" calcext:value-type="date">
            <text:p>2016-07-09</text:p>
          </table:table-cell>
          <table:table-cell table:style-name="ce6" table:formula="of:=[.D84]" office:value-type="time" office:time-value="PT11H19M00S" calcext:value-type="time">
            <text:p>11:19</text:p>
          </table:table-cell>
          <table:table-cell table:style-name="ce6" office:value-type="time" office:time-value="PT11H30M00S" calcext:value-type="time">
            <text:p>11:30</text:p>
          </table:table-cell>
          <table:table-cell table:style-name="ce11" table:number-columns-repeated="2"/>
          <table:table-cell table:style-name="ce13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5]" office:value-type="date" office:date-value="2016-07-09" calcext:value-type="date">
            <text:p>2016-07-09</text:p>
          </table:table-cell>
          <table:table-cell table:style-name="ce6" table:formula="of:=[.D85]" office:value-type="time" office:time-value="PT11H30M00S" calcext:value-type="time">
            <text:p>11:30</text:p>
          </table:table-cell>
          <table:table-cell table:style-name="ce6" office:value-type="time" office:time-value="PT12H39M00S" calcext:value-type="time">
            <text:p>12:39</text:p>
          </table:table-cell>
          <table:table-cell table:style-name="ce11" table:number-columns-repeated="2"/>
          <table:table-cell table:style-name="ce13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4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6]" office:value-type="date" office:date-value="2016-07-09" calcext:value-type="date">
            <text:p>2016-07-09</text:p>
          </table:table-cell>
          <table:table-cell table:style-name="ce6" table:formula="of:=[.D86]" office:value-type="time" office:time-value="PT12H39M00S" calcext:value-type="time">
            <text:p>12:39</text:p>
          </table:table-cell>
          <table:table-cell table:style-name="ce6" office:value-type="time" office:time-value="PT16H50M00S" calcext:value-type="time">
            <text:p>16:50</text:p>
          </table:table-cell>
          <table:table-cell table:style-name="ce11" table:number-columns-repeated="2"/>
          <table:table-cell table:style-name="ce13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4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7]" office:value-type="date" office:date-value="2016-07-09" calcext:value-type="date">
            <text:p>2016-07-09</text:p>
          </table:table-cell>
          <table:table-cell table:style-name="ce6" table:formula="of:=[.D87]" office:value-type="time" office:time-value="PT16H50M00S" calcext:value-type="time">
            <text:p>16:50</text:p>
          </table:table-cell>
          <table:table-cell table:style-name="ce6" office:value-type="time" office:time-value="PT17H18M00S" calcext:value-type="time">
            <text:p>17:18</text:p>
          </table:table-cell>
          <table:table-cell table:style-name="ce11"/>
          <table:table-cell table:style-name="ce12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8]" office:value-type="date" office:date-value="2016-07-09" calcext:value-type="date">
            <text:p>2016-07-09</text:p>
          </table:table-cell>
          <table:table-cell table:style-name="ce6" table:formula="of:=[.D88]" office:value-type="time" office:time-value="PT17H18M00S" calcext:value-type="time">
            <text:p>17:18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10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6:.E120])" office:value-type="time" office:time-value="PT03H03M00S" calcext:value-type="time">
            <text:p>03:03</text:p>
          </table:table-cell>
          <table:table-cell table:style-name="ce14" table:formula="of:=SUM([.F106:.F120])" office:value-type="time" office:time-value="PT02H57M00S" calcext:value-type="time">
            <text:p>02:57</text:p>
          </table:table-cell>
          <table:table-cell table:style-name="ce15" table:formula="of:=SUM([.G106:.G120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9]+1" office:value-type="date" office:date-value="2016-07-10" calcext:value-type="date">
            <text:p>2016-07-10</text:p>
          </table:table-cell>
          <table:table-cell table:style-name="ce6" office:value-type="time" office:time-value="PT07H40M00S" calcext:value-type="time">
            <text:p>07:40</text:p>
          </table:table-cell>
          <table:table-cell table:style-name="ce6" office:value-type="time" office:time-value="PT10H13M00S" calcext:value-type="time">
            <text:p>10:13</text:p>
          </table:table-cell>
          <table:table-cell table:style-name="ce11" table:number-columns-repeated="2"/>
          <table:table-cell table:style-name="ce13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6]" office:value-type="date" office:date-value="2016-07-10" calcext:value-type="date">
            <text:p>2016-07-10</text:p>
          </table:table-cell>
          <table:table-cell table:style-name="ce6" table:formula="of:=[.D106]" office:value-type="time" office:time-value="PT10H13M00S" calcext:value-type="time">
            <text:p>10:13</text:p>
          </table:table-cell>
          <table:table-cell table:style-name="ce6" office:value-type="time" office:time-value="PT10H37M00S" calcext:value-type="time">
            <text:p>10:37</text:p>
          </table:table-cell>
          <table:table-cell table:style-name="ce11" table:number-columns-repeated="2"/>
          <table:table-cell table:style-name="ce13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7]" office:value-type="date" office:date-value="2016-07-10" calcext:value-type="date">
            <text:p>2016-07-10</text:p>
          </table:table-cell>
          <table:table-cell table:style-name="ce6" table:formula="of:=[.D107]" office:value-type="time" office:time-value="PT10H37M00S" calcext:value-type="time">
            <text:p>10:37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11"/>
          <table:table-cell table:style-name="ce12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8]" office:value-type="date" office:date-value="2016-07-10" calcext:value-type="date">
            <text:p>2016-07-10</text:p>
          </table:table-cell>
          <table:table-cell table:style-name="ce6" table:formula="of:=[.D108]" office:value-type="time" office:time-value="PT11H15M00S" calcext:value-type="time">
            <text:p>11:15</text:p>
          </table:table-cell>
          <table:table-cell table:style-name="ce6" office:value-type="time" office:time-value="PT12H50M00S" calcext:value-type="time">
            <text:p>12:50</text:p>
          </table:table-cell>
          <table:table-cell table:style-name="ce11" table:number-columns-repeated="2"/>
          <table:table-cell table:style-name="ce13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4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9]" office:value-type="date" office:date-value="2016-07-10" calcext:value-type="date">
            <text:p>2016-07-10</text:p>
          </table:table-cell>
          <table:table-cell table:style-name="ce6" table:formula="of:=[.D109]" office:value-type="time" office:time-value="PT12H50M00S" calcext:value-type="time">
            <text:p>12:5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11"/>
          <table:table-cell table:style-name="ce12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0]" office:value-type="date" office:date-value="2016-07-10" calcext:value-type="date">
            <text:p>2016-07-10</text:p>
          </table:table-cell>
          <table:table-cell table:style-name="ce6" table:formula="of:=[.D110]" office:value-type="time" office:time-value="PT13H13M00S" calcext:value-type="time">
            <text:p>13:13</text:p>
          </table:table-cell>
          <table:table-cell table:style-name="ce6" office:value-type="time" office:time-value="PT14H17M00S" calcext:value-type="time">
            <text:p>14:17</text:p>
          </table:table-cell>
          <table:table-cell table:style-name="ce11" table:number-columns-repeated="2"/>
          <table:table-cell table:style-name="ce13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4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1]" office:value-type="date" office:date-value="2016-07-10" calcext:value-type="date">
            <text:p>2016-07-10</text:p>
          </table:table-cell>
          <table:table-cell table:style-name="ce6" table:formula="of:=[.D111]" office:value-type="time" office:time-value="PT14H17M00S" calcext:value-type="time">
            <text:p>14:17</text:p>
          </table:table-cell>
          <table:table-cell table:style-name="ce6" office:value-type="time" office:time-value="PT15H29M00S" calcext:value-type="time">
            <text:p>15:29</text:p>
          </table:table-cell>
          <table:table-cell table:style-name="ce11" table:number-columns-repeated="2"/>
          <table:table-cell table:style-name="ce13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4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2]" office:value-type="date" office:date-value="2016-07-10" calcext:value-type="date">
            <text:p>2016-07-10</text:p>
          </table:table-cell>
          <table:table-cell table:style-name="ce6" table:formula="of:=[.D112]" office:value-type="time" office:time-value="PT15H29M00S" calcext:value-type="time">
            <text:p>15:29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11"/>
          <table:table-cell table:style-name="ce12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3]" office:value-type="date" office:date-value="2016-07-10" calcext:value-type="date">
            <text:p>2016-07-10</text:p>
          </table:table-cell>
          <table:table-cell table:style-name="ce6" table:formula="of:=[.D113]" office:value-type="time" office:time-value="PT16H40M00S" calcext:value-type="time">
            <text:p>16:4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7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10" calcext:value-type="date">
            <text:p>2016-07-10</text:p>
          </table:table-cell>
          <table:table-cell table:style-name="ce6" table:formula="of:=[.D114]" office:value-type="time" office:time-value="PT18H21M00S" calcext:value-type="time">
            <text:p>18:21</text:p>
          </table:table-cell>
          <table:table-cell table:style-name="ce6" office:value-type="time" office:time-value="PT18H38M00S" calcext:value-type="time">
            <text:p>18:38</text:p>
          </table:table-cell>
          <table:table-cell table:style-name="ce11"/>
          <table:table-cell table:style-name="ce12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10" calcext:value-type="date">
            <text:p>2016-07-10</text:p>
          </table:table-cell>
          <table:table-cell table:style-name="ce6" table:formula="of:=[.D115]" office:value-type="time" office:time-value="PT18H38M00S" calcext:value-type="time">
            <text:p>18:38</text:p>
          </table:table-cell>
          <table:table-cell table:style-name="ce6" office:value-type="time" office:time-value="PT19H03M00S" calcext:value-type="time">
            <text:p>19:03</text:p>
          </table:table-cell>
          <table:table-cell table:style-name="ce11" table:number-columns-repeated="2"/>
          <table:table-cell table:style-name="ce13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6]" office:value-type="date" office:date-value="2016-07-10" calcext:value-type="date">
            <text:p>2016-07-10</text:p>
          </table:table-cell>
          <table:table-cell table:style-name="ce6" table:formula="of:=[.D116]" office:value-type="time" office:time-value="PT19H03M00S" calcext:value-type="time">
            <text:p>19:03</text:p>
          </table:table-cell>
          <table:table-cell table:style-name="ce6" office:value-type="time" office:time-value="PT19H31M00S" calcext:value-type="time">
            <text:p>19:31</text:p>
          </table:table-cell>
          <table:table-cell table:style-name="ce11"/>
          <table:table-cell table:style-name="ce12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7]" office:value-type="date" office:date-value="2016-07-10" calcext:value-type="date">
            <text:p>2016-07-10</text:p>
          </table:table-cell>
          <table:table-cell table:style-name="ce6" table:formula="of:=[.D117]" office:value-type="time" office:time-value="PT19H31M00S" calcext:value-type="time">
            <text:p>19:31</text:p>
          </table:table-cell>
          <table:table-cell table:style-name="ce6" office:value-type="time" office:time-value="PT19H38M00S" calcext:value-type="time">
            <text:p>19:38</text:p>
          </table:table-cell>
          <table:table-cell table:style-name="ce11" table:number-columns-repeated="2"/>
          <table:table-cell table:style-name="ce13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4" office:value-type="string" calcext:value-type="string">
            <text:p>Vaissel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8]" office:value-type="date" office:date-value="2016-07-10" calcext:value-type="date">
            <text:p>2016-07-10</text:p>
          </table:table-cell>
          <table:table-cell table:style-name="ce6" table:formula="of:=[.D118]" office:value-type="time" office:time-value="PT19H38M00S" calcext:value-type="time">
            <text:p>19:38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IF(AND(LEN([.$C119])&gt;0;LEN([.$D119])&gt;0); [.$D119]-[.$C119]; 0)" office:value-type="time" office:time-value="PT01H22M00S" calcext:value-type="time">
            <text:p>01:22</text:p>
          </table:table-cell>
          <table:table-cell table:style-name="ce11" table:number-columns-repeated="2"/>
          <table:table-cell table:style-name="ce4" office:value-type="string" calcext:value-type="string">
            <text:p>Commencé le co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22:.E132])" office:value-type="time" office:time-value="PT00H28M00S" calcext:value-type="time">
            <text:p>00:28</text:p>
          </table:table-cell>
          <table:table-cell table:style-name="ce14" table:formula="of:=SUM([.F122:.F132])" office:value-type="time" office:time-value="PT04H26M00S" calcext:value-type="time">
            <text:p>04:26</text:p>
          </table:table-cell>
          <table:table-cell table:style-name="ce15" table:formula="of:=SUM([.G122:.G132])" office:value-type="time" office:time-value="PT09H20M00S" calcext:value-type="time">
            <text:p>09:2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9]+1" office:value-type="date" office:date-value="2016-07-11" calcext:value-type="date">
            <text:p>2016-07-11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05M00S" calcext:value-type="time">
            <text:p>08:05</text:p>
          </table:table-cell>
          <table:table-cell table:style-name="ce11"/>
          <table:table-cell table:style-name="ce12" table:formula="of:=IF(AND(LEN([.$C122])&gt;0;LEN([.$D122])&gt;0); [.$D122]-[.$C122]; 0)" office:value-type="time" office:time-value="PT01H05M00S" calcext:value-type="time">
            <text:p>01:05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2]" office:value-type="date" office:date-value="2016-07-11" calcext:value-type="date">
            <text:p>2016-07-11</text:p>
          </table:table-cell>
          <table:table-cell table:style-name="ce6" table:formula="of:=[.D122]" office:value-type="time" office:time-value="PT08H05M00S" calcext:value-type="time">
            <text:p>08:05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 table:number-columns-repeated="2"/>
          <table:table-cell table:style-name="ce13" table:formula="of:=IF(AND(LEN([.C123])&gt;0;LEN([.D123])&gt;0); [.D123]-[.C123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3]" office:value-type="date" office:date-value="2016-07-11" calcext:value-type="date">
            <text:p>2016-07-11</text:p>
          </table:table-cell>
          <table:table-cell table:style-name="ce6" table:formula="of:=[.D123]" office:value-type="time" office:time-value="PT08H30M00S" calcext:value-type="time">
            <text:p>08:30</text:p>
          </table:table-cell>
          <table:table-cell table:style-name="ce6" office:value-type="time" office:time-value="PT10H20M00S" calcext:value-type="time">
            <text:p>10:20</text:p>
          </table:table-cell>
          <table:table-cell table:style-name="ce11" table:number-columns-repeated="2"/>
          <table:table-cell table:style-name="ce13" table:formula="of:=IF(AND(LEN([.C124])&gt;0;LEN([.D124])&gt;0); [.D124]-[.C124]; 0)" office:value-type="time" office:time-value="PT01H50M00S" calcext:value-type="time">
            <text:p>01:50</text:p>
          </table:table-cell>
          <table:table-cell table:style-name="ce4" office:value-type="string" calcext:value-type="string">
            <text:p>consult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4]" office:value-type="date" office:date-value="2016-07-11" calcext:value-type="date">
            <text:p>2016-07-11</text:p>
          </table:table-cell>
          <table:table-cell table:style-name="ce6" table:formula="of:=[.D124]" office:value-type="time" office:time-value="PT10H20M00S" calcext:value-type="time">
            <text:p>10:20</text:p>
          </table:table-cell>
          <table:table-cell table:style-name="ce6" office:value-type="time" office:time-value="PT12H30M00S" calcext:value-type="time">
            <text:p>12:30</text:p>
          </table:table-cell>
          <table:table-cell table:style-name="ce11"/>
          <table:table-cell table:style-name="ce12" table:formula="of:=IF(AND(LEN([.$C125])&gt;0;LEN([.$D125])&gt;0); [.$D125]-[.$C125]; 0)" office:value-type="time" office:time-value="PT02H10M00S" calcext:value-type="time">
            <text:p>02:10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5]" office:value-type="date" office:date-value="2016-07-11" calcext:value-type="date">
            <text:p>2016-07-11</text:p>
          </table:table-cell>
          <table:table-cell table:style-name="ce6" table:formula="of:=[.D125]" office:value-type="time" office:time-value="PT12H30M00S" calcext:value-type="time">
            <text:p>12:30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11" table:number-columns-repeated="2"/>
          <table:table-cell table:style-name="ce13" table:formula="of:=IF(AND(LEN([.C126])&gt;0;LEN([.D126])&gt;0); [.D126]-[.C126]; 0)" office:value-type="time" office:time-value="PT07H05M00S" calcext:value-type="time">
            <text:p>07:0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6]" office:value-type="date" office:date-value="2016-07-11" calcext:value-type="date">
            <text:p>2016-07-11</text:p>
          </table:table-cell>
          <table:table-cell table:style-name="ce6" table:formula="of:=[.D126]" office:value-type="time" office:time-value="PT19H35M00S" calcext:value-type="time">
            <text:p>19:35</text:p>
          </table:table-cell>
          <table:table-cell table:style-name="ce6" office:value-type="time" office:time-value="PT20H46M00S" calcext:value-type="time">
            <text:p>20:46</text:p>
          </table:table-cell>
          <table:table-cell table:style-name="ce11"/>
          <table:table-cell table:style-name="ce12" table:formula="of:=IF(AND(LEN([.$C127])&gt;0;LEN([.$D127])&gt;0); [.$D127]-[.$C127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7]" office:value-type="date" office:date-value="2016-07-11" calcext:value-type="date">
            <text:p>2016-07-11</text:p>
          </table:table-cell>
          <table:table-cell table:style-name="ce6" table:formula="of:=[.D127]" office:value-type="time" office:time-value="PT20H46M00S" calcext:value-type="time">
            <text:p>20:46</text:p>
          </table:table-cell>
          <table:table-cell table:style-name="ce6" office:value-type="time" office:time-value="PT21H14M00S" calcext:value-type="time">
            <text:p>21:14</text:p>
          </table:table-cell>
          <table:table-cell table:style-name="ce7" table:formula="of:=IF(AND(LEN([.$C128])&gt;0;LEN([.$D128])&gt;0); [.$D128]-[.$C128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8]" office:value-type="date" office:date-value="2016-07-11" calcext:value-type="date">
            <text:p>2016-07-11</text:p>
          </table:table-cell>
          <table:table-cell table:style-name="ce6" table:formula="of:=[.D128]" office:value-type="time" office:time-value="PT21H14M00S" calcext:value-type="time">
            <text:p>21:14</text:p>
          </table:table-cell>
          <table:table-cell table:style-name="ce6"/>
          <table:table-cell table:style-name="ce11" table:number-columns-repeated="2"/>
          <table:table-cell table:style-name="ce13" table:formula="of:=IF(AND(LEN([.C129])&gt;0;LEN([.D129])&gt;0); [.D129]-[.C129]; 0)" office:value-type="time" office:time-value="PT00H00M00S" calcext:value-type="time">
            <text:p>00:00</text:p>
          </table:table-cell>
          <table:table-cell table:style-name="ce4" office:value-type="string" calcext:value-type="string">
            <text:p>Lavage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7"/>
          <table:table-cell table:style-name="ce11" table:number-columns-repeated="2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11" table:number-columns-repeated="3"/>
          <table:table-cell table:style-name="ce4"/>
          <table:table-cell table:number-columns-repeated="1016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6" office:value-type="string" calcext:value-type="string">
            <text:p>Travail à faire</text:p>
          </table:table-cell>
          <table:table-cell table:style-name="ce19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ravail à faire</text:p>
          </table:table-cell>
          <table:table-cell table:style-name="ce16" office:value-type="string" calcext:value-type="string">
            <text:p>Travail fait</text:p>
          </table:table-cell>
          <table:table-cell table:style-name="ce16" office:value-type="string" calcext:value-type="string">
            <text:p>Cumul.</text:p>
          </table:table-cell>
          <table:table-cell/>
          <table:table-cell table:style-name="ce16" office:value-type="string" calcext:value-type="string">
            <text:p>%</text:p>
          </table:table-cell>
          <table:table-cell/>
          <table:table-cell table:style-name="ce26" office:value-type="string" calcext:value-type="string">
            <text:p>Travail (mardi)</text:p>
          </table:table-cell>
          <table:table-cell table:style-name="ce19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date" office:date-value="2016-05-24" calcext:value-type="date">
            <text:p>2016-05-24</text:p>
          </table:table-cell>
          <table:table-cell table:number-columns-repeated="3" table:style-name="ce19" office:value-type="time" office:time-value="PT00H00M00S" calcext:value-type="time">
            <text:p>00:00</text:p>
          </table:table-cell>
          <table:table-cell/>
          <table:table-cell table:style-name="ce24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]+1" office:value-type="date" office:date-value="2016-05-25" calcext:value-type="date">
            <text:p>2016-05-25</text:p>
          </table:table-cell>
          <table:table-cell table:style-name="ce20" table:formula="of:=[.C4]+[.$J$2]" office:value-type="time" office:time-value="PT02H10M00S" calcext:value-type="time">
            <text:p>0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6]+[.E4]" office:value-type="time" office:time-value="PT00H00M00S" calcext:value-type="time">
            <text:p>00:00</text:p>
          </table:table-cell>
          <table:table-cell/>
          <table:table-cell table:style-name="ce25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]+1" office:value-type="date" office:date-value="2016-05-26" calcext:value-type="date">
            <text:p>2016-05-26</text:p>
          </table:table-cell>
          <table:table-cell table:style-name="ce20" table:formula="of:=[.C6]+[.$J$2]" office:value-type="time" office:time-value="PT04H20M00S" calcext:value-type="time">
            <text:p>04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7]+[.E6]" office:value-type="time" office:time-value="PT00H00M00S" calcext:value-type="time">
            <text:p>00:00</text:p>
          </table:table-cell>
          <table:table-cell/>
          <table:table-cell table:style-name="ce25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]+1" office:value-type="date" office:date-value="2016-05-27" calcext:value-type="date">
            <text:p>2016-05-27</text:p>
          </table:table-cell>
          <table:table-cell table:style-name="ce20" table:formula="of:=[.C7]+[.$J$2]" office:value-type="time" office:time-value="PT06H30M00S" calcext:value-type="time">
            <text:p>06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8]+[.E7]" office:value-type="time" office:time-value="PT00H00M00S" calcext:value-type="time">
            <text:p>00:00</text:p>
          </table:table-cell>
          <table:table-cell/>
          <table:table-cell table:style-name="ce25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]+1" office:value-type="date" office:date-value="2016-05-28" calcext:value-type="date">
            <text:p>2016-05-28</text:p>
          </table:table-cell>
          <table:table-cell table:style-name="ce20" table:formula="of:=[.C8]+[.$J$2]" office:value-type="time" office:time-value="PT08H40M00S" calcext:value-type="time">
            <text:p>0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9]+[.E8]" office:value-type="time" office:time-value="PT00H00M00S" calcext:value-type="time">
            <text:p>00:00</text:p>
          </table:table-cell>
          <table:table-cell/>
          <table:table-cell table:style-name="ce25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9]+1" office:value-type="date" office:date-value="2016-05-29" calcext:value-type="date">
            <text:p>2016-05-29</text:p>
          </table:table-cell>
          <table:table-cell table:style-name="ce20" table:formula="of:=[.C9]+[.$J$2]" office:value-type="time" office:time-value="PT10H50M00S" calcext:value-type="time">
            <text:p>1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0]+[.E9]" office:value-type="time" office:time-value="PT00H00M00S" calcext:value-type="time">
            <text:p>00:00</text:p>
          </table:table-cell>
          <table:table-cell/>
          <table:table-cell table:style-name="ce25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0]+1" office:value-type="date" office:date-value="2016-05-30" calcext:value-type="date">
            <text:p>2016-05-30</text:p>
          </table:table-cell>
          <table:table-cell table:style-name="ce20" table:formula="of:=[.C10]+[.$J$2]" office:value-type="time" office:time-value="PT13H00M00S" calcext:value-type="time">
            <text:p>13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1]+[.E10]" office:value-type="time" office:time-value="PT00H00M00S" calcext:value-type="time">
            <text:p>00:00</text:p>
          </table:table-cell>
          <table:table-cell/>
          <table:table-cell table:style-name="ce25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1]+1" office:value-type="date" office:date-value="2016-05-31" calcext:value-type="date">
            <text:p>2016-05-31</text:p>
          </table:table-cell>
          <table:table-cell table:style-name="ce20" table:formula="of:=[.C11]+[.$J$3]" office:value-type="time" office:time-value="PT15H00M00S" calcext:value-type="time">
            <text:p>15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2]+[.E11]" office:value-type="time" office:time-value="PT00H00M00S" calcext:value-type="time">
            <text:p>00:00</text:p>
          </table:table-cell>
          <table:table-cell/>
          <table:table-cell table:style-name="ce25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12]+1" office:value-type="date" office:date-value="2016-06-01" calcext:value-type="date">
            <text:p>2016-06-01</text:p>
          </table:table-cell>
          <table:table-cell table:style-name="ce20" table:formula="of:=[.C12]+[.$J$2]" office:value-type="time" office:time-value="PT17H10M00S" calcext:value-type="time">
            <text:p>1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4]+[.E12]" office:value-type="time" office:time-value="PT00H00M00S" calcext:value-type="time">
            <text:p>00:00</text:p>
          </table:table-cell>
          <table:table-cell/>
          <table:table-cell table:style-name="ce25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14]+1" office:value-type="date" office:date-value="2016-06-02" calcext:value-type="date">
            <text:p>2016-06-02</text:p>
          </table:table-cell>
          <table:table-cell table:style-name="ce20" table:formula="of:=[.C14]+[.$J$2]" office:value-type="time" office:time-value="PT19H20M00S" calcext:value-type="time">
            <text:p>1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5]+[.E14]" office:value-type="time" office:time-value="PT00H00M00S" calcext:value-type="time">
            <text:p>00:00</text:p>
          </table:table-cell>
          <table:table-cell/>
          <table:table-cell table:style-name="ce25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5]+1" office:value-type="date" office:date-value="2016-06-03" calcext:value-type="date">
            <text:p>2016-06-03</text:p>
          </table:table-cell>
          <table:table-cell table:style-name="ce20" table:formula="of:=[.C15]+[.$J$2]" office:value-type="time" office:time-value="PT21H30M00S" calcext:value-type="time">
            <text:p>2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6]+[.E15]" office:value-type="time" office:time-value="PT00H00M00S" calcext:value-type="time">
            <text:p>00:00</text:p>
          </table:table-cell>
          <table:table-cell/>
          <table:table-cell table:style-name="ce25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6]+1" office:value-type="date" office:date-value="2016-06-04" calcext:value-type="date">
            <text:p>2016-06-04</text:p>
          </table:table-cell>
          <table:table-cell table:style-name="ce20" table:formula="of:=[.C16]+[.$J$2]" office:value-type="time" office:time-value="PT23H40M00S" calcext:value-type="time">
            <text:p>2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7]+[.E16]" office:value-type="time" office:time-value="PT00H00M00S" calcext:value-type="time">
            <text:p>00:00</text:p>
          </table:table-cell>
          <table:table-cell/>
          <table:table-cell table:style-name="ce25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7]+1" office:value-type="date" office:date-value="2016-06-05" calcext:value-type="date">
            <text:p>2016-06-05</text:p>
          </table:table-cell>
          <table:table-cell table:style-name="ce20" table:formula="of:=[.C17]+[.$J$2]" office:value-type="time" office:time-value="PT25H50M00S" calcext:value-type="time">
            <text:p>25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8]+[.E17]" office:value-type="time" office:time-value="PT00H00M00S" calcext:value-type="time">
            <text:p>00:00</text:p>
          </table:table-cell>
          <table:table-cell/>
          <table:table-cell table:style-name="ce25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8]+1" office:value-type="date" office:date-value="2016-06-06" calcext:value-type="date">
            <text:p>2016-06-06</text:p>
          </table:table-cell>
          <table:table-cell table:style-name="ce20" table:formula="of:=[.C18]+[.$J$2]" office:value-type="time" office:time-value="PT28H00M00S" calcext:value-type="time">
            <text:p>28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9]+[.E18]" office:value-type="time" office:time-value="PT00H00M00S" calcext:value-type="time">
            <text:p>00:00</text:p>
          </table:table-cell>
          <table:table-cell/>
          <table:table-cell table:style-name="ce25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9]+1" office:value-type="date" office:date-value="2016-06-07" calcext:value-type="date">
            <text:p>2016-06-07</text:p>
          </table:table-cell>
          <table:table-cell table:style-name="ce20" table:formula="of:=[.C19]+[.$J$3]" office:value-type="time" office:time-value="PT30H00M00S" calcext:value-type="time">
            <text:p>30:00</text:p>
          </table:table-cell>
          <table:table-cell table:style-name="ce20" office:value-type="time" office:time-value="PT02H33M00S" calcext:value-type="time">
            <text:p>02:33</text:p>
          </table:table-cell>
          <table:table-cell table:style-name="ce20" table:formula="of:=[.D20]+[.E19]" office:value-type="time" office:time-value="PT02H33M00S" calcext:value-type="time">
            <text:p>02:33</text:p>
          </table:table-cell>
          <table:table-cell/>
          <table:table-cell table:style-name="ce25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0]+1" office:value-type="date" office:date-value="2016-06-08" calcext:value-type="date">
            <text:p>2016-06-08</text:p>
          </table:table-cell>
          <table:table-cell table:style-name="ce20" table:formula="of:=[.C20]+[.$J$2]" office:value-type="time" office:time-value="PT32H10M00S" calcext:value-type="time">
            <text:p>32:1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22]+[.E20]" office:value-type="time" office:time-value="PT05H33M00S" calcext:value-type="time">
            <text:p>05:33</text:p>
          </table:table-cell>
          <table:table-cell/>
          <table:table-cell table:style-name="ce25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22]+1" office:value-type="date" office:date-value="2016-06-09" calcext:value-type="date">
            <text:p>2016-06-09</text:p>
          </table:table-cell>
          <table:table-cell table:style-name="ce20" table:formula="of:=[.C22]+[.$J$2]" office:value-type="time" office:time-value="PT34H20M00S" calcext:value-type="time">
            <text:p>34:20</text:p>
          </table:table-cell>
          <table:table-cell table:style-name="ce20" office:value-type="time" office:time-value="PT05H27M00S" calcext:value-type="time">
            <text:p>05:27</text:p>
          </table:table-cell>
          <table:table-cell table:style-name="ce20" table:formula="of:=[.D23]+[.E22]" office:value-type="time" office:time-value="PT11H00M00S" calcext:value-type="time">
            <text:p>11:00</text:p>
          </table:table-cell>
          <table:table-cell/>
          <table:table-cell table:style-name="ce25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3]+1" office:value-type="date" office:date-value="2016-06-10" calcext:value-type="date">
            <text:p>2016-06-10</text:p>
          </table:table-cell>
          <table:table-cell table:style-name="ce20" table:formula="of:=[.C23]+[.$J$2]" office:value-type="time" office:time-value="PT36H30M00S" calcext:value-type="time">
            <text:p>36:30</text:p>
          </table:table-cell>
          <table:table-cell table:style-name="ce20" office:value-type="time" office:time-value="PT07H22M00S" calcext:value-type="time">
            <text:p>07:22</text:p>
          </table:table-cell>
          <table:table-cell table:style-name="ce20" table:formula="of:=[.D24]+[.E23]" office:value-type="time" office:time-value="PT18H22M00S" calcext:value-type="time">
            <text:p>18:22</text:p>
          </table:table-cell>
          <table:table-cell/>
          <table:table-cell table:style-name="ce25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4]+1" office:value-type="date" office:date-value="2016-06-11" calcext:value-type="date">
            <text:p>2016-06-11</text:p>
          </table:table-cell>
          <table:table-cell table:style-name="ce20" table:formula="of:=[.C24]+[.$J$2]" office:value-type="time" office:time-value="PT38H40M00S" calcext:value-type="time">
            <text:p>38:4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25]+[.E24]" office:value-type="time" office:time-value="PT20H14M00S" calcext:value-type="time">
            <text:p>20:14</text:p>
          </table:table-cell>
          <table:table-cell/>
          <table:table-cell table:style-name="ce25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5]+1" office:value-type="date" office:date-value="2016-06-12" calcext:value-type="date">
            <text:p>2016-06-12</text:p>
          </table:table-cell>
          <table:table-cell table:style-name="ce20" table:formula="of:=[.C25]+[.$J$2]" office:value-type="time" office:time-value="PT40H50M00S" calcext:value-type="time">
            <text:p>40:50</text:p>
          </table:table-cell>
          <table:table-cell table:style-name="ce20" office:value-type="time" office:time-value="PT04H16M00S" calcext:value-type="time">
            <text:p>04:16</text:p>
          </table:table-cell>
          <table:table-cell table:style-name="ce20" table:formula="of:=[.D26]+[.E25]" office:value-type="time" office:time-value="PT24H30M00S" calcext:value-type="time">
            <text:p>24:30</text:p>
          </table:table-cell>
          <table:table-cell/>
          <table:table-cell table:style-name="ce25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6]+1" office:value-type="date" office:date-value="2016-06-13" calcext:value-type="date">
            <text:p>2016-06-13</text:p>
          </table:table-cell>
          <table:table-cell table:style-name="ce20" table:formula="of:=[.C26]+[.$J$2]" office:value-type="time" office:time-value="PT43H00M00S" calcext:value-type="time">
            <text:p>43:00</text:p>
          </table:table-cell>
          <table:table-cell table:style-name="ce20" office:value-type="time" office:time-value="PT01H41M00S" calcext:value-type="time">
            <text:p>01:41</text:p>
          </table:table-cell>
          <table:table-cell table:style-name="ce20" table:formula="of:=[.D27]+[.E26]" office:value-type="time" office:time-value="PT26H11M00S" calcext:value-type="time">
            <text:p>26:11</text:p>
          </table:table-cell>
          <table:table-cell/>
          <table:table-cell table:style-name="ce25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7]+1" office:value-type="date" office:date-value="2016-06-14" calcext:value-type="date">
            <text:p>2016-06-14</text:p>
          </table:table-cell>
          <table:table-cell table:style-name="ce20" table:formula="of:=[.C27]+[.$J$3]" office:value-type="time" office:time-value="PT45H00M00S" calcext:value-type="time">
            <text:p>45:00</text:p>
          </table:table-cell>
          <table:table-cell table:style-name="ce20" office:value-type="time" office:time-value="PT03H36M00S" calcext:value-type="time">
            <text:p>03:36</text:p>
          </table:table-cell>
          <table:table-cell table:style-name="ce20" table:formula="of:=[.D28]+[.E27]" office:value-type="time" office:time-value="PT29H47M00S" calcext:value-type="time">
            <text:p>29:47</text:p>
          </table:table-cell>
          <table:table-cell/>
          <table:table-cell table:style-name="ce25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8]+1" office:value-type="date" office:date-value="2016-06-15" calcext:value-type="date">
            <text:p>2016-06-15</text:p>
          </table:table-cell>
          <table:table-cell table:style-name="ce20" table:formula="of:=[.C28]+[.$J$2]" office:value-type="time" office:time-value="PT47H10M00S" calcext:value-type="time">
            <text:p>4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0]+[.E28]" office:value-type="time" office:time-value="PT29H47M00S" calcext:value-type="time">
            <text:p>29:47</text:p>
          </table:table-cell>
          <table:table-cell/>
          <table:table-cell table:style-name="ce25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0]+1" office:value-type="date" office:date-value="2016-06-16" calcext:value-type="date">
            <text:p>2016-06-16</text:p>
          </table:table-cell>
          <table:table-cell table:style-name="ce20" table:formula="of:=[.C30]+[.$J$2]" office:value-type="time" office:time-value="PT49H20M00S" calcext:value-type="time">
            <text:p>4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1]+[.E30]" office:value-type="time" office:time-value="PT29H47M00S" calcext:value-type="time">
            <text:p>29:47</text:p>
          </table:table-cell>
          <table:table-cell/>
          <table:table-cell table:style-name="ce25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1]+1" office:value-type="date" office:date-value="2016-06-17" calcext:value-type="date">
            <text:p>2016-06-17</text:p>
          </table:table-cell>
          <table:table-cell table:style-name="ce20" table:formula="of:=[.C31]+[.$J$2]" office:value-type="time" office:time-value="PT51H30M00S" calcext:value-type="time">
            <text:p>5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2]+[.E31]" office:value-type="time" office:time-value="PT29H47M00S" calcext:value-type="time">
            <text:p>29:47</text:p>
          </table:table-cell>
          <table:table-cell/>
          <table:table-cell table:style-name="ce25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2]+1" office:value-type="date" office:date-value="2016-06-18" calcext:value-type="date">
            <text:p>2016-06-18</text:p>
          </table:table-cell>
          <table:table-cell table:style-name="ce20" table:formula="of:=[.C32]+[.$J$2]" office:value-type="time" office:time-value="PT53H40M00S" calcext:value-type="time">
            <text:p>53:40</text:p>
          </table:table-cell>
          <table:table-cell table:style-name="ce20" office:value-type="time" office:time-value="PT01H43M00S" calcext:value-type="time">
            <text:p>01:43</text:p>
          </table:table-cell>
          <table:table-cell table:style-name="ce20" table:formula="of:=[.D33]+[.E32]" office:value-type="time" office:time-value="PT31H30M00S" calcext:value-type="time">
            <text:p>31:30</text:p>
          </table:table-cell>
          <table:table-cell/>
          <table:table-cell table:style-name="ce25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3]+1" office:value-type="date" office:date-value="2016-06-19" calcext:value-type="date">
            <text:p>2016-06-19</text:p>
          </table:table-cell>
          <table:table-cell table:style-name="ce20" table:formula="of:=[.C33]+[.$J$2]" office:value-type="time" office:time-value="PT55H50M00S" calcext:value-type="time">
            <text:p>55:50</text:p>
          </table:table-cell>
          <table:table-cell table:style-name="ce20" office:value-type="time" office:time-value="PT03H35M00S" calcext:value-type="time">
            <text:p>03:35</text:p>
          </table:table-cell>
          <table:table-cell table:style-name="ce20" table:formula="of:=[.D34]+[.E33]" office:value-type="time" office:time-value="PT35H05M00S" calcext:value-type="time">
            <text:p>35:05</text:p>
          </table:table-cell>
          <table:table-cell/>
          <table:table-cell table:style-name="ce25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4]+1" office:value-type="date" office:date-value="2016-06-20" calcext:value-type="date">
            <text:p>2016-06-20</text:p>
          </table:table-cell>
          <table:table-cell table:style-name="ce20" table:formula="of:=[.C34]+[.$J$2]" office:value-type="time" office:time-value="PT58H00M00S" calcext:value-type="time">
            <text:p>58:00</text:p>
          </table:table-cell>
          <table:table-cell table:style-name="ce20" office:value-type="time" office:time-value="PT00H49M00S" calcext:value-type="time">
            <text:p>00:49</text:p>
          </table:table-cell>
          <table:table-cell table:style-name="ce20" table:formula="of:=[.D35]+[.E34]" office:value-type="time" office:time-value="PT35H54M00S" calcext:value-type="time">
            <text:p>35:54</text:p>
          </table:table-cell>
          <table:table-cell/>
          <table:table-cell table:style-name="ce25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5]+1" office:value-type="date" office:date-value="2016-06-21" calcext:value-type="date">
            <text:p>2016-06-21</text:p>
          </table:table-cell>
          <table:table-cell table:style-name="ce20" table:formula="of:=[.C35]+[.$J$3]" office:value-type="time" office:time-value="PT60H00M00S" calcext:value-type="time">
            <text:p>60:00</text:p>
          </table:table-cell>
          <table:table-cell table:style-name="ce20" office:value-type="time" office:time-value="PT03H47M00S" calcext:value-type="time">
            <text:p>03:47</text:p>
          </table:table-cell>
          <table:table-cell table:style-name="ce20" table:formula="of:=[.D36]+[.E35]" office:value-type="time" office:time-value="PT39H41M00S" calcext:value-type="time">
            <text:p>39:41</text:p>
          </table:table-cell>
          <table:table-cell/>
          <table:table-cell table:style-name="ce25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36]+1" office:value-type="date" office:date-value="2016-06-22" calcext:value-type="date">
            <text:p>2016-06-22</text:p>
          </table:table-cell>
          <table:table-cell table:style-name="ce20" table:formula="of:=[.C36]+[.$J$2]" office:value-type="time" office:time-value="PT62H10M00S" calcext:value-type="time">
            <text:p>6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8]+[.E36]" office:value-type="time" office:time-value="PT39H41M00S" calcext:value-type="time">
            <text:p>39:41</text:p>
          </table:table-cell>
          <table:table-cell/>
          <table:table-cell table:style-name="ce25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8]+1" office:value-type="date" office:date-value="2016-06-23" calcext:value-type="date">
            <text:p>2016-06-23</text:p>
          </table:table-cell>
          <table:table-cell table:style-name="ce20" table:formula="of:=[.C38]+[.$J$2]" office:value-type="time" office:time-value="PT64H20M00S" calcext:value-type="time">
            <text:p>64:2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39]+[.E38]" office:value-type="time" office:time-value="PT42H41M00S" calcext:value-type="time">
            <text:p>42:41</text:p>
          </table:table-cell>
          <table:table-cell/>
          <table:table-cell table:style-name="ce25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9]+1" office:value-type="date" office:date-value="2016-06-24" calcext:value-type="date">
            <text:p>2016-06-24</text:p>
          </table:table-cell>
          <table:table-cell table:style-name="ce20" table:formula="of:=[.C39]+[.$J$2]" office:value-type="time" office:time-value="PT66H30M00S" calcext:value-type="time">
            <text:p>66:30</text:p>
          </table:table-cell>
          <table:table-cell table:style-name="ce20" office:value-type="time" office:time-value="PT03H40M00S" calcext:value-type="time">
            <text:p>03:40</text:p>
          </table:table-cell>
          <table:table-cell table:style-name="ce20" table:formula="of:=[.D40]+[.E39]" office:value-type="time" office:time-value="PT46H21M00S" calcext:value-type="time">
            <text:p>46:21</text:p>
          </table:table-cell>
          <table:table-cell/>
          <table:table-cell table:style-name="ce25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0]+1" office:value-type="date" office:date-value="2016-06-25" calcext:value-type="date">
            <text:p>2016-06-25</text:p>
          </table:table-cell>
          <table:table-cell table:style-name="ce20" table:formula="of:=[.C40]+[.$J$2]" office:value-type="time" office:time-value="PT68H40M00S" calcext:value-type="time">
            <text:p>6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1]+[.E40]" office:value-type="time" office:time-value="PT46H21M00S" calcext:value-type="time">
            <text:p>46:21</text:p>
          </table:table-cell>
          <table:table-cell/>
          <table:table-cell table:style-name="ce25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1]+1" office:value-type="date" office:date-value="2016-06-26" calcext:value-type="date">
            <text:p>2016-06-26</text:p>
          </table:table-cell>
          <table:table-cell table:style-name="ce20" table:formula="of:=[.C41]+[.$J$2]" office:value-type="time" office:time-value="PT70H50M00S" calcext:value-type="time">
            <text:p>7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2]+[.E41]" office:value-type="time" office:time-value="PT46H21M00S" calcext:value-type="time">
            <text:p>46:21</text:p>
          </table:table-cell>
          <table:table-cell/>
          <table:table-cell table:style-name="ce25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2]+1" office:value-type="date" office:date-value="2016-06-27" calcext:value-type="date">
            <text:p>2016-06-27</text:p>
          </table:table-cell>
          <table:table-cell table:style-name="ce20" table:formula="of:=[.C42]+[.$J$2]" office:value-type="time" office:time-value="PT73H00M00S" calcext:value-type="time">
            <text:p>73:00</text:p>
          </table:table-cell>
          <table:table-cell table:style-name="ce20" office:value-type="time" office:time-value="PT01H26M00S" calcext:value-type="time">
            <text:p>01:26</text:p>
          </table:table-cell>
          <table:table-cell table:style-name="ce20" table:formula="of:=[.D43]+[.E42]" office:value-type="time" office:time-value="PT47H47M00S" calcext:value-type="time">
            <text:p>47:47</text:p>
          </table:table-cell>
          <table:table-cell/>
          <table:table-cell table:style-name="ce25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3]+1" office:value-type="date" office:date-value="2016-06-28" calcext:value-type="date">
            <text:p>2016-06-28</text:p>
          </table:table-cell>
          <table:table-cell table:style-name="ce20" table:formula="of:=[.C43]+[.$J$3]" office:value-type="time" office:time-value="PT75H00M00S" calcext:value-type="time">
            <text:p>75:00</text:p>
          </table:table-cell>
          <table:table-cell table:style-name="ce20" office:value-type="time" office:time-value="PT03H41M00S" calcext:value-type="time">
            <text:p>03:41</text:p>
          </table:table-cell>
          <table:table-cell table:style-name="ce20" table:formula="of:=[.D44]+[.E43]" office:value-type="time" office:time-value="PT51H28M00S" calcext:value-type="time">
            <text:p>51:28</text:p>
          </table:table-cell>
          <table:table-cell/>
          <table:table-cell table:style-name="ce25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4]+1" office:value-type="date" office:date-value="2016-06-29" calcext:value-type="date">
            <text:p>2016-06-29</text:p>
          </table:table-cell>
          <table:table-cell table:style-name="ce20" table:formula="of:=[.C44]+[.$J$2]" office:value-type="time" office:time-value="PT77H10M00S" calcext:value-type="time">
            <text:p>77:1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46]+[.E44]" office:value-type="time" office:time-value="PT53H20M00S" calcext:value-type="time">
            <text:p>53:20</text:p>
          </table:table-cell>
          <table:table-cell/>
          <table:table-cell table:style-name="ce25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46]+1" office:value-type="date" office:date-value="2016-06-30" calcext:value-type="date">
            <text:p>2016-06-30</text:p>
          </table:table-cell>
          <table:table-cell table:style-name="ce20" table:formula="of:=[.C46]+[.$J$2]" office:value-type="time" office:time-value="PT79H20M00S" calcext:value-type="time">
            <text:p>79:20</text:p>
          </table:table-cell>
          <table:table-cell table:style-name="ce20" office:value-type="time" office:time-value="PT01H08M00S" calcext:value-type="time">
            <text:p>01:08</text:p>
          </table:table-cell>
          <table:table-cell table:style-name="ce20" table:formula="of:=[.D47]+[.E46]" office:value-type="time" office:time-value="PT54H28M00S" calcext:value-type="time">
            <text:p>54:28</text:p>
          </table:table-cell>
          <table:table-cell/>
          <table:table-cell table:style-name="ce25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7]+1" office:value-type="date" office:date-value="2016-07-01" calcext:value-type="date">
            <text:p>2016-07-01</text:p>
          </table:table-cell>
          <table:table-cell table:style-name="ce20" table:formula="of:=[.C47]+[.$J$2]" office:value-type="time" office:time-value="PT81H30M00S" calcext:value-type="time">
            <text:p>8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8]+[.E47]" office:value-type="time" office:time-value="PT54H28M00S" calcext:value-type="time">
            <text:p>54:28</text:p>
          </table:table-cell>
          <table:table-cell/>
          <table:table-cell table:style-name="ce25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8]+1" office:value-type="date" office:date-value="2016-07-02" calcext:value-type="date">
            <text:p>2016-07-02</text:p>
          </table:table-cell>
          <table:table-cell table:style-name="ce20" table:formula="of:=[.C48]+[.$J$2]" office:value-type="time" office:time-value="PT83H40M00S" calcext:value-type="time">
            <text:p>8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9]+[.E48]" office:value-type="time" office:time-value="PT54H28M00S" calcext:value-type="time">
            <text:p>54:28</text:p>
          </table:table-cell>
          <table:table-cell/>
          <table:table-cell table:style-name="ce25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9]+1" office:value-type="date" office:date-value="2016-07-03" calcext:value-type="date">
            <text:p>2016-07-03</text:p>
          </table:table-cell>
          <table:table-cell table:style-name="ce20" table:formula="of:=[.C49]+[.$J$2]" office:value-type="time" office:time-value="PT85H50M00S" calcext:value-type="time">
            <text:p>85:50</text:p>
          </table:table-cell>
          <table:table-cell table:style-name="ce20" office:value-type="time" office:time-value="PT02H53M00S" calcext:value-type="time">
            <text:p>02:53</text:p>
          </table:table-cell>
          <table:table-cell table:style-name="ce20" table:formula="of:=[.D50]+[.E49]" office:value-type="time" office:time-value="PT57H21M00S" calcext:value-type="time">
            <text:p>57:21</text:p>
          </table:table-cell>
          <table:table-cell/>
          <table:table-cell table:style-name="ce25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0]+1" office:value-type="date" office:date-value="2016-07-04" calcext:value-type="date">
            <text:p>2016-07-04</text:p>
          </table:table-cell>
          <table:table-cell table:style-name="ce20" table:formula="of:=[.C50]+[.$J$2]" office:value-type="time" office:time-value="PT88H00M00S" calcext:value-type="time">
            <text:p>88:00</text:p>
          </table:table-cell>
          <table:table-cell table:style-name="ce20" office:value-type="time" office:time-value="PT00H25M00S" calcext:value-type="time">
            <text:p>00:25</text:p>
          </table:table-cell>
          <table:table-cell table:style-name="ce20" table:formula="of:=[.D51]+[.E50]" office:value-type="time" office:time-value="PT57H46M00S" calcext:value-type="time">
            <text:p>57:46</text:p>
          </table:table-cell>
          <table:table-cell/>
          <table:table-cell table:style-name="ce25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1]+1" office:value-type="date" office:date-value="2016-07-05" calcext:value-type="date">
            <text:p>2016-07-05</text:p>
          </table:table-cell>
          <table:table-cell table:style-name="ce20" table:formula="of:=[.C51]+[.$J$3]" office:value-type="time" office:time-value="PT90H00M00S" calcext:value-type="time">
            <text:p>90:00</text:p>
          </table:table-cell>
          <table:table-cell table:style-name="ce20" office:value-type="time" office:time-value="PT06H23M00S" calcext:value-type="time">
            <text:p>06:23</text:p>
          </table:table-cell>
          <table:table-cell table:style-name="ce20" table:formula="of:=[.D52]+[.E51]" office:value-type="time" office:time-value="PT64H09M00S" calcext:value-type="time">
            <text:p>64:09</text:p>
          </table:table-cell>
          <table:table-cell/>
          <table:table-cell table:style-name="ce25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52]+1" office:value-type="date" office:date-value="2016-07-06" calcext:value-type="date">
            <text:p>2016-07-06</text:p>
          </table:table-cell>
          <table:table-cell table:style-name="ce20" table:formula="of:=[.C52]+[.$J$2]" office:value-type="time" office:time-value="PT92H10M00S" calcext:value-type="time">
            <text:p>92:10</text:p>
          </table:table-cell>
          <table:table-cell table:style-name="ce20" office:value-type="time" office:time-value="PT01H53M00S" calcext:value-type="time">
            <text:p>01:53</text:p>
          </table:table-cell>
          <table:table-cell table:style-name="ce20" table:formula="of:=[.D54]+[.E52]" office:value-type="time" office:time-value="PT66H02M00S" calcext:value-type="time">
            <text:p>66:02</text:p>
          </table:table-cell>
          <table:table-cell/>
          <table:table-cell table:style-name="ce25" table:formula="of:=[.E54]/[.C54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54]+1" office:value-type="date" office:date-value="2016-07-07" calcext:value-type="date">
            <text:p>2016-07-07</text:p>
          </table:table-cell>
          <table:table-cell table:style-name="ce20" table:formula="of:=[.C54]+[.$J$2]" office:value-type="time" office:time-value="PT94H20M00S" calcext:value-type="time">
            <text:p>94:20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2" table:formula="of:=[.D55]+[.E54]" office:value-type="time" office:time-value="PT66H02M00S" calcext:value-type="time">
            <text:p>66:02</text:p>
          </table:table-cell>
          <table:table-cell/>
          <table:table-cell table:style-name="ce25" table:formula="of:=[.E55]/[.C55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5]+1" office:value-type="date" office:date-value="2016-07-08" calcext:value-type="date">
            <text:p>2016-07-08</text:p>
          </table:table-cell>
          <table:table-cell table:style-name="ce20" table:formula="of:=[.C55]+[.$J$2]" office:value-type="time" office:time-value="PT96H30M00S" calcext:value-type="time">
            <text:p>96:30</text:p>
          </table:table-cell>
          <table:table-cell table:style-name="ce22" office:value-type="time" office:time-value="PT02H12M00S" calcext:value-type="time">
            <text:p>02:12</text:p>
          </table:table-cell>
          <table:table-cell table:style-name="ce22" table:formula="of:=[.D56]+[.E55]" office:value-type="time" office:time-value="PT68H14M00S" calcext:value-type="time">
            <text:p>68:14</text:p>
          </table:table-cell>
          <table:table-cell/>
          <table:table-cell table:style-name="ce25" table:formula="of:=[.E56]/[.C56]" office:value-type="percentage" office:value="0.707081174438688" calcext:value-type="percentage">
            <text:p>70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6]+1" office:value-type="date" office:date-value="2016-07-09" calcext:value-type="date">
            <text:p>2016-07-09</text:p>
          </table:table-cell>
          <table:table-cell table:style-name="ce20" table:formula="of:=[.C56]+[.$J$2]" office:value-type="time" office:time-value="PT98H40M00S" calcext:value-type="time">
            <text:p>98:40</text:p>
          </table:table-cell>
          <table:table-cell table:style-name="ce22" office:value-type="time" office:time-value="PT01H15M00S" calcext:value-type="time">
            <text:p>01:15</text:p>
          </table:table-cell>
          <table:table-cell table:style-name="ce22" table:formula="of:=[.D57]+[.E56]" office:value-type="time" office:time-value="PT69H29M00S" calcext:value-type="time">
            <text:p>69:29</text:p>
          </table:table-cell>
          <table:table-cell/>
          <table:table-cell table:style-name="ce25" table:formula="of:=[.E57]/[.C57]" office:value-type="percentage" office:value="0.704222972972973" calcext:value-type="percentage">
            <text:p>7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7]+1" office:value-type="date" office:date-value="2016-07-10" calcext:value-type="date">
            <text:p>2016-07-10</text:p>
          </table:table-cell>
          <table:table-cell table:style-name="ce20" table:formula="of:=[.C57]+[.$J$2]" office:value-type="time" office:time-value="PT100H50M00S" calcext:value-type="time">
            <text:p>100:50</text:p>
          </table:table-cell>
          <table:table-cell table:style-name="ce22" office:value-type="time" office:time-value="PT03H00M00S" calcext:value-type="time">
            <text:p>03:00</text:p>
          </table:table-cell>
          <table:table-cell table:style-name="ce22" table:formula="of:=[.D58]+[.E57]" office:value-type="time" office:time-value="PT72H29M00S" calcext:value-type="time">
            <text:p>72:29</text:p>
          </table:table-cell>
          <table:table-cell/>
          <table:table-cell table:style-name="ce25" table:formula="of:=[.E58]/[.C58]" office:value-type="percentage" office:value="0.718842975206612" calcext:value-type="percentage">
            <text:p>7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8]+1" office:value-type="date" office:date-value="2016-07-11" calcext:value-type="date">
            <text:p>2016-07-11</text:p>
          </table:table-cell>
          <table:table-cell table:style-name="ce20" table:formula="of:=[.C58]+[.$J$2]" office:value-type="time" office:time-value="PT103H00M00S" calcext:value-type="time">
            <text:p>103:00</text:p>
          </table:table-cell>
          <table:table-cell table:style-name="ce23"/>
          <table:table-cell table:style-name="ce23" table:formula="of:=[.D59]+[.E58]" office:value-type="time" office:time-value="PT72H29M00S" calcext:value-type="time">
            <text:p>72:29</text:p>
          </table:table-cell>
          <table:table-cell/>
          <table:table-cell table:style-name="ce25" table:formula="of:=[.E59]/[.C59]" office:value-type="percentage" office:value="0.703721682847896" calcext:value-type="percentage">
            <text:p>7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9]+1" office:value-type="date" office:date-value="2016-07-12" calcext:value-type="date">
            <text:p>2016-07-12</text:p>
          </table:table-cell>
          <table:table-cell table:style-name="ce20" table:formula="of:=[.C59]+[.$J$3]" office:value-type="time" office:time-value="PT105H00M00S" calcext:value-type="time">
            <text:p>105:00</text:p>
          </table:table-cell>
          <table:table-cell table:style-name="ce23"/>
          <table:table-cell table:style-name="ce23" table:formula="of:=[.D60]+[.E59]" office:value-type="time" office:time-value="PT72H29M00S" calcext:value-type="time">
            <text:p>72:29</text:p>
          </table:table-cell>
          <table:table-cell/>
          <table:table-cell table:style-name="ce25" table:formula="of:=[.E60]/[.C60]" office:value-type="percentage" office:value="0.69031746031746" calcext:value-type="percentage">
            <text:p>69.0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0]+1" office:value-type="date" office:date-value="2016-07-13" calcext:value-type="date">
            <text:p>2016-07-13</text:p>
          </table:table-cell>
          <table:table-cell table:style-name="ce20" table:formula="of:=[.C60]+[.$J$2]" office:value-type="time" office:time-value="PT107H10M00S" calcext:value-type="time">
            <text:p>107:10</text:p>
          </table:table-cell>
          <table:table-cell table:style-name="ce23"/>
          <table:table-cell table:style-name="ce23" table:formula="of:=[.D62]+[.E60]" office:value-type="time" office:time-value="PT72H29M00S" calcext:value-type="time">
            <text:p>72:29</text:p>
          </table:table-cell>
          <table:table-cell/>
          <table:table-cell table:style-name="ce25" table:formula="of:=[.E62]/[.C62]" office:value-type="percentage" office:value="0.676360808709176" calcext:value-type="percentage">
            <text:p>67.6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2]+1" office:value-type="date" office:date-value="2016-07-14" calcext:value-type="date">
            <text:p>2016-07-14</text:p>
          </table:table-cell>
          <table:table-cell table:style-name="ce20" table:formula="of:=[.C62]+[.$J$2]" office:value-type="time" office:time-value="PT109H20M00S" calcext:value-type="time">
            <text:p>109:20</text:p>
          </table:table-cell>
          <table:table-cell table:style-name="ce23"/>
          <table:table-cell table:style-name="ce23" table:formula="of:=[.D63]+[.E62]" office:value-type="time" office:time-value="PT72H29M00S" calcext:value-type="time">
            <text:p>72:29</text:p>
          </table:table-cell>
          <table:table-cell/>
          <table:table-cell table:style-name="ce25" table:formula="of:=[.E63]/[.C63]" office:value-type="percentage" office:value="0.662957317073171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3]+1" office:value-type="date" office:date-value="2016-07-15" calcext:value-type="date">
            <text:p>2016-07-15</text:p>
          </table:table-cell>
          <table:table-cell table:style-name="ce20" table:formula="of:=[.C63]+[.$J$2]" office:value-type="time" office:time-value="PT111H30M00S" calcext:value-type="time">
            <text:p>111:30</text:p>
          </table:table-cell>
          <table:table-cell table:style-name="ce23"/>
          <table:table-cell table:style-name="ce23" table:formula="of:=[.D64]+[.E63]" office:value-type="time" office:time-value="PT72H29M00S" calcext:value-type="time">
            <text:p>72:29</text:p>
          </table:table-cell>
          <table:table-cell/>
          <table:table-cell table:style-name="ce25" table:formula="of:=[.E64]/[.C64]" office:value-type="percentage" office:value="0.650074738415546" calcext:value-type="percentage">
            <text:p>65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4]+1" office:value-type="date" office:date-value="2016-07-16" calcext:value-type="date">
            <text:p>2016-07-16</text:p>
          </table:table-cell>
          <table:table-cell table:style-name="ce20" table:formula="of:=[.C64]+[.$J$2]" office:value-type="time" office:time-value="PT113H40M00S" calcext:value-type="time">
            <text:p>113:40</text:p>
          </table:table-cell>
          <table:table-cell table:style-name="ce23"/>
          <table:table-cell table:style-name="ce23" table:formula="of:=[.D65]+[.E64]" office:value-type="time" office:time-value="PT72H29M00S" calcext:value-type="time">
            <text:p>72:29</text:p>
          </table:table-cell>
          <table:table-cell/>
          <table:table-cell table:style-name="ce25" table:formula="of:=[.E65]/[.C65]" office:value-type="percentage" office:value="0.637683284457478" calcext:value-type="percentage">
            <text:p>63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5]+1" office:value-type="date" office:date-value="2016-07-17" calcext:value-type="date">
            <text:p>2016-07-17</text:p>
          </table:table-cell>
          <table:table-cell table:style-name="ce20" table:formula="of:=[.C65]+[.$J$2]" office:value-type="time" office:time-value="PT115H50M00S" calcext:value-type="time">
            <text:p>115:50</text:p>
          </table:table-cell>
          <table:table-cell table:style-name="ce23"/>
          <table:table-cell table:style-name="ce23" table:formula="of:=[.D66]+[.E65]" office:value-type="time" office:time-value="PT72H29M00S" calcext:value-type="time">
            <text:p>72:29</text:p>
          </table:table-cell>
          <table:table-cell/>
          <table:table-cell table:style-name="ce25" table:formula="of:=[.E66]/[.C66]" office:value-type="percentage" office:value="0.625755395683453" calcext:value-type="percentage">
            <text:p>62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6]+1" office:value-type="date" office:date-value="2016-07-18" calcext:value-type="date">
            <text:p>2016-07-18</text:p>
          </table:table-cell>
          <table:table-cell table:style-name="ce20" table:formula="of:=[.C66]+[.$J$2]" office:value-type="time" office:time-value="PT118H00M00S" calcext:value-type="time">
            <text:p>118:00</text:p>
          </table:table-cell>
          <table:table-cell table:style-name="ce23"/>
          <table:table-cell table:style-name="ce23" table:formula="of:=[.D67]+[.E66]" office:value-type="time" office:time-value="PT72H29M00S" calcext:value-type="time">
            <text:p>72:29</text:p>
          </table:table-cell>
          <table:table-cell/>
          <table:table-cell table:style-name="ce25" table:formula="of:=[.E67]/[.C67]" office:value-type="percentage" office:value="0.614265536723164" calcext:value-type="percentage">
            <text:p>61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7]+1" office:value-type="date" office:date-value="2016-07-19" calcext:value-type="date">
            <text:p>2016-07-19</text:p>
          </table:table-cell>
          <table:table-cell table:style-name="ce20" table:formula="of:=[.C67]+[.$J$3]" office:value-type="time" office:time-value="PT120H00M00S" calcext:value-type="time">
            <text:p>120:00</text:p>
          </table:table-cell>
          <table:table-cell table:style-name="ce23"/>
          <table:table-cell table:style-name="ce23" table:formula="of:=[.D68]+[.E67]" office:value-type="time" office:time-value="PT72H29M00S" calcext:value-type="time">
            <text:p>72:29</text:p>
          </table:table-cell>
          <table:table-cell/>
          <table:table-cell table:style-name="ce25" table:formula="of:=[.E68]/[.C68]" office:value-type="percentage" office:value="0.604027777777778" calcext:value-type="percentage">
            <text:p>60.4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8]+1" office:value-type="date" office:date-value="2016-07-20" calcext:value-type="date">
            <text:p>2016-07-20</text:p>
          </table:table-cell>
          <table:table-cell table:style-name="ce20" table:formula="of:=[.C68]+[.$J$2]" office:value-type="time" office:time-value="PT122H10M00S" calcext:value-type="time">
            <text:p>122:10</text:p>
          </table:table-cell>
          <table:table-cell table:style-name="ce23"/>
          <table:table-cell table:style-name="ce23" table:formula="of:=[.D70]+[.E68]" office:value-type="time" office:time-value="PT72H29M00S" calcext:value-type="time">
            <text:p>72:29</text:p>
          </table:table-cell>
          <table:table-cell/>
          <table:table-cell table:style-name="ce25" table:formula="of:=[.E70]/[.C70]" office:value-type="percentage" office:value="0.59331514324693" calcext:value-type="percentage">
            <text:p>59.3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0]+1" office:value-type="date" office:date-value="2016-07-21" calcext:value-type="date">
            <text:p>2016-07-21</text:p>
          </table:table-cell>
          <table:table-cell table:style-name="ce20" table:formula="of:=[.C70]+[.$J$2]" office:value-type="time" office:time-value="PT124H20M00S" calcext:value-type="time">
            <text:p>124:20</text:p>
          </table:table-cell>
          <table:table-cell table:style-name="ce23"/>
          <table:table-cell table:style-name="ce23" table:formula="of:=[.D71]+[.E70]" office:value-type="time" office:time-value="PT72H29M00S" calcext:value-type="time">
            <text:p>72:29</text:p>
          </table:table-cell>
          <table:table-cell/>
          <table:table-cell table:style-name="ce25" table:formula="of:=[.E71]/[.C71]" office:value-type="percentage" office:value="0.582975871313673" calcext:value-type="percentage">
            <text:p>58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1]+1" office:value-type="date" office:date-value="2016-07-22" calcext:value-type="date">
            <text:p>2016-07-22</text:p>
          </table:table-cell>
          <table:table-cell table:style-name="ce20" table:formula="of:=[.C71]+[.$J$2]" office:value-type="time" office:time-value="PT126H30M00S" calcext:value-type="time">
            <text:p>126:30</text:p>
          </table:table-cell>
          <table:table-cell table:style-name="ce23"/>
          <table:table-cell table:style-name="ce23" table:formula="of:=[.D72]+[.E71]" office:value-type="time" office:time-value="PT72H29M00S" calcext:value-type="time">
            <text:p>72:29</text:p>
          </table:table-cell>
          <table:table-cell/>
          <table:table-cell table:style-name="ce25" table:formula="of:=[.E72]/[.C72]" office:value-type="percentage" office:value="0.572990777338603" calcext:value-type="percentage">
            <text:p>57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2]+1" office:value-type="date" office:date-value="2016-07-23" calcext:value-type="date">
            <text:p>2016-07-23</text:p>
          </table:table-cell>
          <table:table-cell table:style-name="ce20" table:formula="of:=[.C72]+[.$J$2]" office:value-type="time" office:time-value="PT128H40M00S" calcext:value-type="time">
            <text:p>128:40</text:p>
          </table:table-cell>
          <table:table-cell table:style-name="ce23"/>
          <table:table-cell table:style-name="ce23" table:formula="of:=[.D73]+[.E72]" office:value-type="time" office:time-value="PT72H29M00S" calcext:value-type="time">
            <text:p>72:29</text:p>
          </table:table-cell>
          <table:table-cell/>
          <table:table-cell table:style-name="ce25" table:formula="of:=[.E73]/[.C73]" office:value-type="percentage" office:value="0.563341968911917" calcext:value-type="percentage">
            <text:p>5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3]+1" office:value-type="date" office:date-value="2016-07-24" calcext:value-type="date">
            <text:p>2016-07-24</text:p>
          </table:table-cell>
          <table:table-cell table:style-name="ce20" table:formula="of:=[.C73]+[.$J$2]" office:value-type="time" office:time-value="PT130H50M00S" calcext:value-type="time">
            <text:p>130:50</text:p>
          </table:table-cell>
          <table:table-cell table:style-name="ce23"/>
          <table:table-cell table:style-name="ce23" table:formula="of:=[.D74]+[.E73]" office:value-type="time" office:time-value="PT72H29M00S" calcext:value-type="time">
            <text:p>72:29</text:p>
          </table:table-cell>
          <table:table-cell/>
          <table:table-cell table:style-name="ce25" table:formula="of:=[.E74]/[.C74]" office:value-type="percentage" office:value="0.554012738853503" calcext:value-type="percentage">
            <text:p>5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4]+1" office:value-type="date" office:date-value="2016-07-25" calcext:value-type="date">
            <text:p>2016-07-25</text:p>
          </table:table-cell>
          <table:table-cell table:style-name="ce20" table:formula="of:=[.C74]+[.$J$2]" office:value-type="time" office:time-value="PT133H00M00S" calcext:value-type="time">
            <text:p>133:00</text:p>
          </table:table-cell>
          <table:table-cell table:style-name="ce23"/>
          <table:table-cell table:style-name="ce23" table:formula="of:=[.D75]+[.E74]" office:value-type="time" office:time-value="PT72H29M00S" calcext:value-type="time">
            <text:p>72:29</text:p>
          </table:table-cell>
          <table:table-cell/>
          <table:table-cell table:style-name="ce25" table:formula="of:=[.E75]/[.C75]" office:value-type="percentage" office:value="0.544987468671679" calcext:value-type="percentage">
            <text:p>54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5]+1" office:value-type="date" office:date-value="2016-07-26" calcext:value-type="date">
            <text:p>2016-07-26</text:p>
          </table:table-cell>
          <table:table-cell table:style-name="ce20" table:formula="of:=[.C75]+[.$J$3]" office:value-type="time" office:time-value="PT135H00M00S" calcext:value-type="time">
            <text:p>135:00</text:p>
          </table:table-cell>
          <table:table-cell table:style-name="ce23"/>
          <table:table-cell table:style-name="ce23" table:formula="of:=[.D76]+[.E75]" office:value-type="time" office:time-value="PT72H29M00S" calcext:value-type="time">
            <text:p>72:29</text:p>
          </table:table-cell>
          <table:table-cell/>
          <table:table-cell table:style-name="ce25" table:formula="of:=[.E76]/[.C76]" office:value-type="percentage" office:value="0.536913580246914" calcext:value-type="percentage">
            <text:p>53.7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76]+1" office:value-type="date" office:date-value="2016-07-27" calcext:value-type="date">
            <text:p>2016-07-27</text:p>
          </table:table-cell>
          <table:table-cell table:style-name="ce20" table:formula="of:=[.C76]+[.$J$2]" office:value-type="time" office:time-value="PT137H10M00S" calcext:value-type="time">
            <text:p>137:10</text:p>
          </table:table-cell>
          <table:table-cell table:style-name="ce23"/>
          <table:table-cell table:style-name="ce23" table:formula="of:=[.D78]+[.E76]" office:value-type="time" office:time-value="PT72H29M00S" calcext:value-type="time">
            <text:p>72:29</text:p>
          </table:table-cell>
          <table:table-cell/>
          <table:table-cell table:style-name="ce25" table:formula="of:=[.E78]/[.C78]" office:value-type="percentage" office:value="0.528432563791009" calcext:value-type="percentage">
            <text:p>52.8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8]+1" office:value-type="date" office:date-value="2016-07-28" calcext:value-type="date">
            <text:p>2016-07-28</text:p>
          </table:table-cell>
          <table:table-cell table:style-name="ce20" table:formula="of:=[.C78]+[.$J$2]" office:value-type="time" office:time-value="PT139H20M00S" calcext:value-type="time">
            <text:p>139:20</text:p>
          </table:table-cell>
          <table:table-cell table:style-name="ce23"/>
          <table:table-cell table:style-name="ce23" table:formula="of:=[.D79]+[.E78]" office:value-type="time" office:time-value="PT72H29M00S" calcext:value-type="time">
            <text:p>72:29</text:p>
          </table:table-cell>
          <table:table-cell/>
          <table:table-cell table:style-name="ce25" table:formula="of:=[.E79]/[.C79]" office:value-type="percentage" office:value="0.520215311004785" calcext:value-type="percentage">
            <text:p>5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9]+1" office:value-type="date" office:date-value="2016-07-29" calcext:value-type="date">
            <text:p>2016-07-29</text:p>
          </table:table-cell>
          <table:table-cell table:style-name="ce20" table:formula="of:=[.C79]+[.$J$2]" office:value-type="time" office:time-value="PT141H30M00S" calcext:value-type="time">
            <text:p>141:30</text:p>
          </table:table-cell>
          <table:table-cell table:style-name="ce23"/>
          <table:table-cell table:style-name="ce23" table:formula="of:=[.D80]+[.E79]" office:value-type="time" office:time-value="PT72H29M00S" calcext:value-type="time">
            <text:p>72:29</text:p>
          </table:table-cell>
          <table:table-cell/>
          <table:table-cell table:style-name="ce25" table:formula="of:=[.E80]/[.C80]" office:value-type="percentage" office:value="0.512249705535925" calcext:value-type="percentage">
            <text:p>51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0]+1" office:value-type="date" office:date-value="2016-07-30" calcext:value-type="date">
            <text:p>2016-07-30</text:p>
          </table:table-cell>
          <table:table-cell table:style-name="ce20" table:formula="of:=[.C80]+[.$J$2]" office:value-type="time" office:time-value="PT143H40M00S" calcext:value-type="time">
            <text:p>143:40</text:p>
          </table:table-cell>
          <table:table-cell table:style-name="ce23"/>
          <table:table-cell table:style-name="ce23" table:formula="of:=[.D81]+[.E80]" office:value-type="time" office:time-value="PT72H29M00S" calcext:value-type="time">
            <text:p>72:29</text:p>
          </table:table-cell>
          <table:table-cell/>
          <table:table-cell table:style-name="ce25" table:formula="of:=[.E81]/[.C81]" office:value-type="percentage" office:value="0.504524361948956" calcext:value-type="percentage">
            <text:p>50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1]+1" office:value-type="date" office:date-value="2016-07-31" calcext:value-type="date">
            <text:p>2016-07-31</text:p>
          </table:table-cell>
          <table:table-cell table:style-name="ce20" table:formula="of:=[.C81]+[.$J$2]" office:value-type="time" office:time-value="PT145H50M00S" calcext:value-type="time">
            <text:p>145:50</text:p>
          </table:table-cell>
          <table:table-cell table:style-name="ce23"/>
          <table:table-cell table:style-name="ce23" table:formula="of:=[.D82]+[.E81]" office:value-type="time" office:time-value="PT72H29M00S" calcext:value-type="time">
            <text:p>72:29</text:p>
          </table:table-cell>
          <table:table-cell/>
          <table:table-cell table:style-name="ce25" table:formula="of:=[.E82]/[.C82]" office:value-type="percentage" office:value="0.497028571428571" calcext:value-type="percentage">
            <text:p>4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2]+1" office:value-type="date" office:date-value="2016-08-01" calcext:value-type="date">
            <text:p>2016-08-01</text:p>
          </table:table-cell>
          <table:table-cell table:style-name="ce20" table:formula="of:=[.C82]+[.$J$2]" office:value-type="time" office:time-value="PT148H00M00S" calcext:value-type="time">
            <text:p>148:00</text:p>
          </table:table-cell>
          <table:table-cell table:style-name="ce23"/>
          <table:table-cell table:style-name="ce23" table:formula="of:=[.D83]+[.E82]" office:value-type="time" office:time-value="PT72H29M00S" calcext:value-type="time">
            <text:p>72:29</text:p>
          </table:table-cell>
          <table:table-cell/>
          <table:table-cell table:style-name="ce25" table:formula="of:=[.E83]/[.C83]" office:value-type="percentage" office:value="0.489752252252252" calcext:value-type="percentage">
            <text:p>49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3]+1" office:value-type="date" office:date-value="2016-08-02" calcext:value-type="date">
            <text:p>2016-08-02</text:p>
          </table:table-cell>
          <table:table-cell table:style-name="ce20" table:formula="of:=[.C83]+[.$J$3]" office:value-type="time" office:time-value="PT150H00M00S" calcext:value-type="time">
            <text:p>150:00</text:p>
          </table:table-cell>
          <table:table-cell table:style-name="ce23"/>
          <table:table-cell table:style-name="ce23" table:formula="of:=[.D84]+[.E83]" office:value-type="time" office:time-value="PT72H29M00S" calcext:value-type="time">
            <text:p>72:29</text:p>
          </table:table-cell>
          <table:table-cell/>
          <table:table-cell table:style-name="ce25" table:formula="of:=[.E84]/[.C84]" office:value-type="percentage" office:value="0.483222222222222" calcext:value-type="percentage">
            <text:p>48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84]+1" office:value-type="date" office:date-value="2016-08-03" calcext:value-type="date">
            <text:p>2016-08-03</text:p>
          </table:table-cell>
          <table:table-cell table:style-name="ce20" table:formula="of:=[.C84]+[.$J$2]" office:value-type="time" office:time-value="PT152H10M00S" calcext:value-type="time">
            <text:p>152:10</text:p>
          </table:table-cell>
          <table:table-cell table:style-name="ce23"/>
          <table:table-cell table:style-name="ce23" table:formula="of:=[.D86]+[.E84]" office:value-type="time" office:time-value="PT72H29M00S" calcext:value-type="time">
            <text:p>72:29</text:p>
          </table:table-cell>
          <table:table-cell/>
          <table:table-cell table:style-name="ce25" table:formula="of:=[.E86]/[.C86]" office:value-type="percentage" office:value="0.476341730558598" calcext:value-type="percentage">
            <text:p>47.6%</text:p>
          </table:table-cell>
          <table:table-cell table:formula="of:=[.H78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86]+1" office:value-type="date" office:date-value="2016-08-04" calcext:value-type="date">
            <text:p>2016-08-04</text:p>
          </table:table-cell>
          <table:table-cell table:style-name="ce20" table:formula="of:=[.C86]+[.$J$2]" office:value-type="time" office:time-value="PT154H20M00S" calcext:value-type="time">
            <text:p>154:20</text:p>
          </table:table-cell>
          <table:table-cell table:style-name="ce23"/>
          <table:table-cell table:style-name="ce23" table:formula="of:=[.D87]+[.E86]" office:value-type="time" office:time-value="PT72H29M00S" calcext:value-type="time">
            <text:p>72:29</text:p>
          </table:table-cell>
          <table:table-cell/>
          <table:table-cell table:style-name="ce25" table:formula="of:=[.E87]/[.C87]" office:value-type="percentage" office:value="0.469654427645788" calcext:value-type="percentage">
            <text:p>47.0%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00-00-00</text:date>, <text:time style:data-style-name="N2" text:time-value="20:43:11.4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11T21:16:32.988000000</dc:date>
    <meta:editing-duration>P4DT2H59M47S</meta:editing-duration>
    <meta:editing-cycles>238</meta:editing-cycles>
    <meta:generator>LibreOffice/5.0.1.2$Windows_x86 LibreOffice_project/81898c9f5c0d43f3473ba111d7b351050be20261</meta:generator>
    <meta:document-statistic meta:table-count="3" meta:cell-count="1412" meta:object-count="0"/>
  </office:meta>
</office:document-meta>
</file>